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fr" fo:country="FR" officeooo:rsid="001f32f1" officeooo:paragraph-rsid="001f32f1"/>
    </style:style>
    <style:style style:name="P2" style:family="paragraph" style:parent-style-name="Standard">
      <style:text-properties fo:language="fr" fo:country="FR" officeooo:rsid="001f32f1" officeooo:paragraph-rsid="001f32f1"/>
    </style:style>
    <style:style style:name="P3" style:family="paragraph" style:parent-style-name="Standard">
      <style:text-properties fo:language="fr" fo:country="FR" officeooo:rsid="0020a395" officeooo:paragraph-rsid="0020a395"/>
    </style:style>
    <style:style style:name="P4" style:family="paragraph" style:parent-style-name="Standard">
      <style:text-properties fo:language="fr" fo:country="FR" officeooo:paragraph-rsid="001f32f1"/>
    </style:style>
    <style:style style:name="P5" style:family="paragraph" style:parent-style-name="Standard">
      <style:text-properties fo:language="fr" fo:country="FR" officeooo:rsid="002426a7" officeooo:paragraph-rsid="002426a7"/>
    </style:style>
    <style:style style:name="P6" style:family="paragraph" style:parent-style-name="Standard">
      <style:text-properties fo:language="fr" fo:country="FR" officeooo:rsid="0025ccfe" officeooo:paragraph-rsid="0020a395"/>
    </style:style>
    <style:style style:name="P7" style:family="paragraph" style:parent-style-name="Standard">
      <style:text-properties fo:language="fr" fo:country="FR" officeooo:rsid="0025ccfe" officeooo:paragraph-rsid="002e68a0"/>
    </style:style>
    <style:style style:name="P8" style:family="paragraph" style:parent-style-name="Standard">
      <style:text-properties fo:language="fr" fo:country="FR" officeooo:rsid="00256cdb" officeooo:paragraph-rsid="00256cdb"/>
    </style:style>
    <style:style style:name="P9" style:family="paragraph" style:parent-style-name="Text_20_body">
      <style:text-properties fo:language="fr" fo:country="FR" officeooo:rsid="002a3560" officeooo:paragraph-rsid="002a3560"/>
    </style:style>
    <style:style style:name="P10" style:family="paragraph" style:parent-style-name="Text_20_body">
      <style:text-properties fo:language="fr" fo:country="FR" officeooo:paragraph-rsid="002bd732"/>
    </style:style>
    <style:style style:name="P11" style:family="paragraph" style:parent-style-name="Standard">
      <style:text-properties fo:language="fr" fo:country="FR" officeooo:rsid="00300e94" officeooo:paragraph-rsid="00300e94"/>
    </style:style>
    <style:style style:name="P12" style:family="paragraph" style:parent-style-name="Standard">
      <style:paragraph-properties fo:text-align="center" style:justify-single-word="false"/>
      <style:text-properties fo:font-size="13pt" fo:language="fr" fo:country="FR" fo:font-weight="bold" officeooo:rsid="002d32ab" officeooo:paragraph-rsid="002d32ab" style:font-size-asian="13pt" style:font-weight-asian="bold" style:font-size-complex="13pt" style:font-weight-complex="bold"/>
    </style:style>
    <style:style style:name="P13" style:family="paragraph" style:parent-style-name="Standard">
      <style:text-properties fo:language="fr" fo:country="FR" officeooo:rsid="0028bbea" officeooo:paragraph-rsid="0020a395"/>
    </style:style>
    <style:style style:name="P14" style:family="paragraph" style:parent-style-name="Standard">
      <style:text-properties fo:language="fr" fo:country="FR" officeooo:rsid="0025ccfe" officeooo:paragraph-rsid="0034f866"/>
    </style:style>
    <style:style style:name="P15" style:family="paragraph" style:parent-style-name="Standard">
      <style:text-properties fo:language="fr" fo:country="FR" officeooo:rsid="00300e94" officeooo:paragraph-rsid="0034f866"/>
    </style:style>
    <style:style style:name="P16" style:family="paragraph" style:parent-style-name="Text_20_body">
      <style:paragraph-properties fo:text-align="center" style:justify-single-word="false"/>
      <style:text-properties fo:language="fr" fo:country="FR" officeooo:rsid="0025ccfe" officeooo:paragraph-rsid="002e68a0"/>
    </style:style>
    <style:style style:name="P17" style:family="paragraph" style:parent-style-name="Text_20_body">
      <style:paragraph-properties fo:text-align="center" style:justify-single-word="false"/>
      <style:text-properties fo:language="fr" fo:country="FR" fo:font-weight="bold" officeooo:rsid="002e68a0" officeooo:paragraph-rsid="0034f866" style:font-weight-asian="bold" style:font-weight-complex="bold"/>
    </style:style>
    <style:style style:name="T1" style:family="text">
      <style:text-properties officeooo:rsid="001f32f1"/>
    </style:style>
    <style:style style:name="T2" style:family="text">
      <style:text-properties officeooo:rsid="0020a395"/>
    </style:style>
    <style:style style:name="T3" style:family="text">
      <style:text-properties officeooo:rsid="002426a7"/>
    </style:style>
    <style:style style:name="T4" style:family="text">
      <style:text-properties officeooo:rsid="002783b7"/>
    </style:style>
    <style:style style:name="T5" style:family="text">
      <style:text-properties officeooo:rsid="0028bbea"/>
    </style:style>
    <style:style style:name="T6" style:family="text">
      <style:text-properties fo:font-style="italic" officeooo:rsid="0028bbea" style:font-style-asian="italic" style:font-style-complex="italic"/>
    </style:style>
    <style:style style:name="T7" style:family="text">
      <style:text-properties officeooo:rsid="002a3560"/>
    </style:style>
    <style:style style:name="T8" style:family="text">
      <style:text-properties officeooo:rsid="00300e94"/>
    </style:style>
    <style:style style:name="T9" style:family="text">
      <style:text-properties officeooo:rsid="00316cd9"/>
    </style:style>
    <style:style style:name="T10" style:family="text">
      <style:text-properties officeooo:rsid="003352aa"/>
    </style:style>
    <style:style style:name="T11" style:family="text">
      <style:text-properties officeooo:rsid="0033c8d7"/>
    </style:style>
    <style:style style:name="T12" style:family="text">
      <style:text-properties officeooo:rsid="0034f866"/>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4f8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ontributions</text:p>
      <text:p text:style-name="P14"/>
      <text:p text:style-name="P14"><text:span text:style-name="T13">Prélèvement terrain</text:span> : <text:span text:style-name="T2">Solène Orrière, Cyril Versavel, Mickaël Hedde.</text:span></text:p>
      <text:p text:style-name="P14"><text:span text:style-name="T13">Notion</text:span><text:span text:style-name="T14">s</text:span><text:span text:style-name="T13"> laboratoire et terrain </text:span>: M<text:span text:style-name="T8">ickaël Hedde</text:span></text:p>
      <text:p text:style-name="P15"><text:span text:style-name="T13">Identifications </text:span>: Aurélien Navarro,Solène Orrière, Mickael Hedde (Eco&amp;Sols), Jean-François David (CEFE), Christophe Mazzia (IMBE)</text:p>
      <text:p text:style-name="P14"><text:span text:style-name="T13">Analyses statistiques</text:span> : <text:span text:style-name="T8">Aurélien Navarro</text:span></text:p>
      <text:p text:style-name="P14"><text:span text:style-name="T13">Rédaction du rapport</text:span> : <text:span text:style-name="T9">Aurélien Navarro</text:span></text:p>
      <text:p text:style-name="P14"><text:span text:style-name="T13">Relecture </text:span>: <text:span text:style-name="T9">Mickaël Hedde et Laurence Navarro</text:span></text:p>
      <text:p text:style-name="P14"/>
      <text:p text:style-name="P14"/>
      <text:p text:style-name="P12">Remerciements</text:p>
      <text:p text:style-name="P4"/>
      <text:p text:style-name="P4"><text:span text:style-name="T4">Tout d’<text:tab/>abord</text:span><text:span text:style-name="T1">, </text:span><text:span text:style-name="T4">je souhaiterais exprimer mes plus profondes gratitudes à mon encadrant</text:span>, <text:span text:style-name="T4">Monsieur</text:span> <text:span text:style-name="T1">M</text:span><text:span text:style-name="T3">ickaël</text:span><text:span text:style-name="T1"> Hedde</text:span>, <text:span text:style-name="T4">pour son aide</text:span>, <text:span text:style-name="T4">ses conseils et son support tout au long de mon expérience. </text:span><text:span text:style-name="T10">Merci pour sa patience, sa grande pédagogie notamment lors de la relecture du mémoire. </text:span><text:span text:style-name="T4"><text:s/>Ça a été un réel plaisir d’échanger sur la macro écologie, le fonctionnement des communautés, me confortant davantage dans l’idée de travailler dans ce domaine.</text:span></text:p>
      <text:p text:style-name="P4"/>
      <text:p text:style-name="P8"><text:span text:style-name="T4">Mes sincères remerciement</text:span><text:span text:style-name="T5">s</text:span><text:span text:style-name="T4"> vont à</text:span> Bastien Castagneyrol <text:span text:style-name="T4">et </text:span>Virgil Fievet, <text:span text:style-name="T5">mes responsables de master, pour leur présence</text:span>, <text:span text:style-name="T5">et leur bienveillance</text:span>. <text:span text:style-name="T5">C’est toujours rassurant de savoir qu’on a un interlocuteur si quelque chose ne va pas.</text:span></text:p>
      <text:p text:style-name="P8"/>
      <text:p text:style-name="P10"><text:span text:style-name="T5">Je souhaite également porter mes remerciements à l’observatoire Orchamp et son financement, qui m’a permis de réaliser ce stage dans d’excellents conditions et contribuer, moi aussi à </text:span><text:span text:style-name="T7">apporter de la connaissance supplémentaire. </text:span><text:span text:style-name="T11">Merci donc à Wilfried Thuiller, Amélie Saillard et Chloe Matthieu.</text:span></text:p>
      <text:p text:style-name="P4"><text:span text:style-name="T5">Je suis reconnaissant de l’équipe </text:span><text:span text:style-name="T2">Eco&amp;Sols </text:span><text:span text:style-name="T5">qui ont échantillonné toute la macrofaune sur deux ans </text:span><text:span text:style-name="T2">: Raphael Della Vedova, Louise Boulangeat, Maeva Iannelli, Margot Brondani, Solène Orrière, Rémi Dugué, Gabin Piton, Jim Felix-Faure, Marion Forest, Cyril Versavel, Daniel F. Marchan, Arnaud Goulpeau, Alain Brauman, Agnès Robin (Eco&amp;Sols), Irene Calderon, Wilfried Thuiller (Leca).</text:span></text:p>
      <text:p text:style-name="P2"/>
      <text:p text:style-name="P13">Je voudrais remercier sincèrement Solène Orrière, Mickael Hedde (Eco&amp;Sols), Jean-François David (CEFE), Christophe Mazzia (IMBE) qui m’ont aidé à identifier certains échantillons en laboratoire. </text:p>
      <text:p text:style-name="P2"/>
      <text:p text:style-name="P1"><text:span text:style-name="T5">Mes sincères remerciements vont également aux différents passionnés, aux patients identifieurs qui m’ont aidé à identifier la faune sur l’appli </text:span><text:span text:style-name="T6">Inaturalist</text:span><text:span text:style-name="T5">. Sans eux, toutes mes analyses auraient été assez limitées et les résultats bien pauvres. Malheureusement, il sont 155 et je ne peux les remercier individuellement un par un ! </text:span></text:p>
      <text:p text:style-name="P3"><text:span text:style-name="T7">Un grand merci à</text:span> Amélie Saillard, Romain Goury <text:span text:style-name="T7">et</text:span><text:span text:style-name="T3"> Julien Renaud</text:span> <text:span text:style-name="T7">qui m’ont fourni les données environnementales supplémentaires, récupérées par divers acteurs et indispensables pour mes analyses. </text:span></text:p>
      <text:p text:style-name="P3"/>
      <text:p text:style-name="P5"><text:span text:style-name="T7">Je suis reconnaissant de l’aide apportée par</text:span> Sylvain Gérard <text:span text:style-name="T7">et </text:span>Arnaud Goulpeau. <text:span text:style-name="T7">Leurs conseils, et leur pédagogie est gage d’une excellente position dans le domaine de la recherche</text:span></text:p>
      <text:p text:style-name="P3"/>
      <text:p text:style-name="P9">Finalement, je souhaite remercier le support et la gentillesses des autres stagiaires que j’ai eu la chance de rencontrer et de connaître. Je leur souhaite profondément beaucoup de succès et un grand accomplissement dans le vaste monde qu’est l’écologie.</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4T15:39:45.558000000</meta:creation-date>
    <dc:date>2023-06-09T11:05:56.632000000</dc:date>
    <meta:editing-duration>PT57M46S</meta:editing-duration>
    <meta:editing-cycles>12</meta:editing-cycles>
    <meta:generator>LibreOffice/7.5.2.2$Windows_X86_64 LibreOffice_project/53bb9681a964705cf672590721dbc85eb4d0c3a2</meta:generator>
    <meta:document-statistic meta:table-count="0" meta:image-count="0" meta:object-count="0" meta:page-count="1" meta:paragraph-count="17" meta:word-count="416" meta:character-count="2887" meta:non-whitespace-character-count="2484"/>
  </office:meta>
</office:document-meta>
</file>